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Ultrafine_20_Dashed" svg:stroke-width="0.05cm" draw:marker-start-width="0.275cm" draw:marker-end="Arrow" draw:marker-end-width="0.6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1.03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8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3cm" fo:min-width="0.4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.4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.426cm"/>
    </style:style>
    <style:style style:name="gr1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7" style:family="graphic" style:parent-style-name="standard">
      <style:graphic-properties svg:stroke-color="#000080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24cm" svg:height="6.24cm" svg:x="2.847cm" svg:y="4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1cm" svg:height="6.24cm" svg:x="5.897cm" svg:y="3.1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47cm" svg:y1="4.936cm" svg:x2="5.905cm" svg:y2="3.139cm">
          <text:p/>
        </draw:line>
        <draw:line draw:style-name="gr2" draw:text-style-name="P1" draw:layer="layout" svg:x1="9.036cm" svg:y1="4.955cm" svg:x2="12.094cm" svg:y2="3.158cm">
          <text:p/>
        </draw:line>
        <draw:line draw:style-name="gr2" draw:text-style-name="P1" draw:layer="layout" svg:x1="9.036cm" svg:y1="11.181cm" svg:x2="12.094cm" svg:y2="9.384cm">
          <text:p/>
        </draw:line>
        <draw:line draw:style-name="gr2" draw:text-style-name="P1" draw:layer="layout" svg:x1="2.865cm" svg:y1="11.145cm" svg:x2="5.923cm" svg:y2="9.348cm">
          <text:p/>
        </draw:line>
        <draw:line draw:style-name="gr3" draw:text-style-name="P1" draw:layer="layout" svg:x1="2.847cm" svg:y1="4.937cm" svg:x2="10.378cm" svg:y2="0.481cm">
          <text:p/>
        </draw:line>
        <draw:line draw:style-name="gr3" draw:text-style-name="P1" draw:layer="layout" svg:x1="2.847cm" svg:y1="4.937cm" svg:x2="17.158cm" svg:y2="4.906cm">
          <text:p/>
        </draw:line>
        <draw:line draw:style-name="gr3" draw:text-style-name="P1" draw:layer="layout" svg:x1="2.811cm" svg:y1="4.937cm" svg:x2="2.802cm" svg:y2="19.937cm">
          <text:p/>
        </draw:line>
        <draw:frame draw:style-name="gr4" draw:layer="layout" svg:width="2.083cm" svg:height="0.962cm" svg:x="0.695cm" svg:y="4.295cm">
          <draw:text-box>
            <text:p>(i,j,k)</text:p>
          </draw:text-box>
        </draw:frame>
        <draw:custom-shape draw:style-name="gr5" draw:text-style-name="P1" draw:layer="layout" svg:width="0.693cm" svg:height="0.693cm" svg:x="2.519cm" svg:y="4.5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92cm" svg:height="0.694cm" draw:transform="rotate (0.7853981633973) translate (8.579cm 4.91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93cm" svg:height="0.694cm" svg:x="5.539cm" svg:y="9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85cm" svg:height="0.485cm" svg:x="5.636cm" svg:y="9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94cm" svg:height="0.694cm" draw:transform="skewX (-0.00139626340159519) rotate (0.7853981633973) translate (11.654cm 3.1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91cm" svg:height="0.49cm" draw:transform="skewX (-0.00209439510239283) rotate (0.7853981633973) translate (11.802cm 3.1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cm" svg:height="0.8cm" svg:x="8.548cm" svg:y="10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94cm" svg:height="0.694cm" draw:transform="skewX (-0.00139626340159519) rotate (0.7853981633973) translate (5.39cm 3.13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9cm" svg:height="0.491cm" draw:transform="skewX (-0.00209439510239289) rotate (0.7853981633973) translate (5.538cm 3.142cm)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597cm" svg:height="1.833cm" svg:x="16.187cm" svg:y="3.675cm">
          <draw:text-box>
            <text:p>X</text:p>
          </draw:text-box>
        </draw:frame>
        <draw:frame draw:style-name="gr12" draw:layer="layout" svg:width="1.277cm" svg:height="0.962cm" svg:x="1.494cm" svg:y="18.84cm">
          <draw:text-box>
            <text:p>Y</text:p>
          </draw:text-box>
        </draw:frame>
        <draw:frame draw:style-name="gr13" draw:layer="layout" svg:width="1.802cm" svg:height="0.962cm" svg:x="9.995cm" svg:y="0.772cm">
          <draw:text-box>
            <text:p>Z</text:p>
          </draw:text-box>
        </draw:frame>
        <draw:line draw:style-name="gr14" draw:text-style-name="P1" draw:layer="layout" svg:x1="15.324cm" svg:y1="4.72cm" svg:x2="15.324cm" svg:y2="5.091cm">
          <text:p/>
        </draw:line>
        <draw:line draw:style-name="gr14" draw:text-style-name="P1" draw:layer="layout" svg:x1="2.618cm" svg:y1="17.532cm" svg:x2="2.989cm" svg:y2="17.532cm">
          <text:p/>
        </draw:line>
        <draw:line draw:style-name="gr14" draw:text-style-name="P1" draw:layer="layout" svg:x1="9.081cm" svg:y1="1.551cm" svg:x2="8.862cm" svg:y2="1.217cm">
          <text:p/>
        </draw:line>
        <draw:frame draw:style-name="gr4" draw:layer="layout" svg:width="2.673cm" svg:height="0.962cm" svg:x="0.019cm" svg:y="17.016cm">
          <draw:text-box>
            <text:p>(i,j+1,k)</text:p>
          </draw:text-box>
        </draw:frame>
        <draw:frame draw:style-name="gr4" draw:layer="layout" svg:width="2.673cm" svg:height="0.962cm" svg:x="13.944cm" svg:y="5.371cm">
          <draw:text-box>
            <text:p>(i+1,j,k)</text:p>
          </draw:text-box>
        </draw:frame>
        <draw:frame draw:style-name="gr4" draw:layer="layout" svg:width="2.673cm" svg:height="0.962cm" svg:x="6.348cm" svg:y="0.454cm">
          <draw:text-box>
            <text:p>(i,j,k+1)</text:p>
          </draw:text-box>
        </draw:frame>
        <draw:custom-shape draw:style-name="gr5" draw:text-style-name="P1" draw:layer="layout" svg:width="0.693cm" svg:height="0.693cm" svg:x="19.503cm" svg:y="4.4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93cm" svg:height="0.694cm" svg:x="19.504cm" svg:y="5.6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85cm" svg:height="0.485cm" svg:x="19.601cm" svg:y="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92cm" svg:height="0.694cm" draw:transform="rotate (0.7853981633973) translate (19.336cm 7.21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94cm" svg:height="0.694cm" draw:transform="skewX (-0.00139626340159519) rotate (0.7853981633973) translate (19.336cm 8.6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91cm" svg:height="0.49cm" draw:transform="skewX (-0.00209439510239283) rotate (0.7853981633973) translate (19.484cm 8.61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94cm" svg:height="0.694cm" draw:transform="skewX (-0.00139626340159519) rotate (0.7853981633973) translate (19.327cm 10.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9cm" svg:height="0.491cm" draw:transform="skewX (-0.00209439510239289) rotate (0.7853981633973) translate (19.475cm 10.01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94cm" svg:height="0.693cm" svg:x="19.517cm" svg:y="10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6.34cm" svg:height="0.962cm" svg:x="20.553cm" svg:y="4.337cm">
          <draw:text-box>
            <text:p><text:span text:style-name="T1">σ</text:span><text:span text:style-name="T2">xx, </text:span><text:span text:style-name="T1">σ</text:span><text:span text:style-name="T2">yy, </text:span><text:span text:style-name="T1">σ</text:span><text:span text:style-name="T2">zz, </text:span><text:span text:style-name="T1">λ</text:span><text:span text:style-name="T2">, </text:span><text:span text:style-name="T1">μ</text:span><text:span text:style-name="T2">, </text:span><text:span text:style-name="T1">ρ</text:span></text:p>
          </draw:text-box>
        </draw:frame>
        <draw:frame draw:style-name="gr15" draw:layer="layout" svg:width="1.531cm" svg:height="0.962cm" svg:x="20.6cm" svg:y="5.441cm">
          <draw:text-box>
            <text:p><text:span text:style-name="T1">σ</text:span><text:span text:style-name="T2">yz</text:span></text:p>
          </draw:text-box>
        </draw:frame>
        <draw:frame draw:style-name="gr16" draw:layer="layout" svg:width="1.137cm" svg:height="1.07cm" svg:x="20.66cm" svg:y="6.663cm">
          <draw:text-box>
            <text:p><text:span text:style-name="T1">vx</text:span></text:p>
          </draw:text-box>
        </draw:frame>
        <draw:frame draw:style-name="gr15" draw:layer="layout" svg:width="1.531cm" svg:height="0.962cm" svg:x="20.612cm" svg:y="8.14cm">
          <draw:text-box>
            <text:p><text:span text:style-name="T1">σxz</text:span></text:p>
          </draw:text-box>
        </draw:frame>
        <draw:frame draw:style-name="gr15" draw:layer="layout" svg:width="1.137cm" svg:height="0.962cm" svg:x="20.673cm" svg:y="9.564cm">
          <draw:text-box>
            <text:p><text:span text:style-name="T1">vz</text:span></text:p>
          </draw:text-box>
        </draw:frame>
        <draw:frame draw:style-name="gr15" draw:layer="layout" svg:width="1.709cm" svg:height="0.962cm" svg:x="20.486cm" svg:y="10.795cm">
          <draw:text-box>
            <text:p><text:span text:style-name="T1"><text:s/></text:span><text:span text:style-name="T1">σ</text:span><text:span text:style-name="T2">xy</text:span></text:p>
          </draw:text-box>
        </draw:frame>
        <draw:custom-shape draw:style-name="gr9" draw:text-style-name="P1" draw:layer="layout" svg:width="0.8cm" svg:height="0.8cm" svg:x="2.448cm" svg:y="1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cm" svg:height="0.5cm" svg:x="2.583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471cm" svg:y="12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cm" svg:height="0.5cm" svg:x="19.606cm" svg:y="12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1.137cm" svg:height="0.962cm" svg:x="20.681cm" svg:y="12.058cm">
          <draw:text-box>
            <text:p>vy</text:p>
          </draw:text-box>
        </draw:frame>
        <draw:custom-shape draw:style-name="gr18" draw:text-style-name="P1" draw:layer="layout" svg:width="0.637cm" svg:height="5.227cm" draw:transform="rotate (1.5707963267946) translate (3.299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0.637cm" svg:height="5.227cm" svg:x="1.828cm" svg:y="5.4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0.54cm" svg:height="2.519cm" draw:transform="rotate (-1.05051367677638) translate (4.918cm 2.6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layer="layout" svg:width="1.171cm" svg:height="0.962cm" svg:x="5.346cm" svg:y="12.294cm">
          <draw:text-box>
            <text:p>dx</text:p>
          </draw:text-box>
        </draw:frame>
        <draw:frame draw:style-name="gr19" draw:layer="layout" svg:width="1.171cm" svg:height="0.962cm" svg:x="0.616cm" svg:y="7.536cm">
          <draw:text-box>
            <text:p>dy</text:p>
          </draw:text-box>
        </draw:frame>
        <draw:frame draw:style-name="gr19" draw:layer="layout" svg:width="1.171cm" svg:height="0.962cm" svg:x="2.808cm" svg:y="2.136cm">
          <draw:text-box>
            <text:p>dz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27T13:55:18</meta:creation-date>
    <meta:editing-duration>PT3H23M2S</meta:editing-duration>
    <meta:editing-cycles>9</meta:editing-cycles>
    <dc:date>2014-05-16T17:04:44</dc:date>
    <meta:generator>OpenOffice/4.0.1$Unix OpenOffice.org_project/401m5$Build-9714</meta:generator>
    <dc:creator>Thomas Bohlen</dc:creator>
    <meta:document-statistic meta:object-count="77"/>
  </office:meta>
</office:document-meta>
</file>